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814cm" fo:min-width="4.326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5.21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12" style:family="graphic" style:parent-style-name="standard">
      <style:graphic-properties draw:textarea-horizontal-align="justify" draw:textarea-vertical-align="middle" draw:auto-grow-height="false" fo:min-height="2.798cm" fo:min-width="3.691cm"/>
    </style:style>
    <style:style style:name="gr13" style:family="graphic" style:parent-style-name="standard">
      <style:graphic-properties draw:textarea-horizontal-align="justify" draw:textarea-vertical-align="middle" draw:auto-grow-height="false" fo:min-height="1.719cm" fo:min-width="2.612cm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3.691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3.596cm"/>
    </style:style>
    <style:style style:name="gr16" style:family="graphic" style:parent-style-name="standard">
      <style:graphic-properties draw:textarea-horizontal-align="justify" draw:textarea-vertical-align="middle" draw:auto-grow-height="false" fo:min-height="2.417cm" fo:min-width="3.0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margin-top="0cm" fo:margin-bottom="0cm"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31cm" svg:height="1.778cm" svg:x="1.508cm" svg:y="1.889cm">
          <draw:text-box>
            <text:p>Facebook Sign in</text:p>
          </draw:text-box>
        </draw:frame>
        <draw:custom-shape draw:style-name="gr2" draw:text-style-name="P2" draw:layer="layout" svg:width="4.191cm" svg:height="2.032cm" svg:x="8.747cm" svg:y="3.921cm">
          <text:p text:style-name="P2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4.572cm" svg:height="2.159cm" svg:x="15.351cm" svg:y="3.794cm">
          <text:p text:style-name="P2">Fb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556cm" svg:height="2.159cm" svg:x="2.397cm" svg:y="3.921cm">
          <text:p text:style-name="P2">Rail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1.113cm" svg:y1="8.079cm" svg:x2="18.309cm" svg:y2="8.079cm" svg:d="M11113 8079h7196" svg:viewBox="0 0 7197 1">
          <text:p text:style-name="P3">Js Login</text:p>
        </draw:connector>
        <draw:connector draw:style-name="gr5" draw:text-style-name="P5" draw:layer="layout" svg:x1="17.851cm" svg:y1="10.337cm" svg:x2="10.76cm" svg:y2="10.337cm" svg:d="M17851 10337h-7091" svg:viewBox="0 0 7092 1">
          <text:p text:style-name="P2">Response</text:p>
        </draw:connector>
        <draw:connector draw:style-name="gr6" draw:text-style-name="P5" draw:layer="layout" svg:x1="11.042cm" svg:y1="12.771cm" svg:x2="4.198cm" svg:y2="12.771cm" svg:d="M11042 12771h-6844" svg:viewBox="0 0 6845 1">
          <text:p text:style-name="P2">Parse cookie</text:p>
          <text:p text:style-name="P2">Omniauth endpoint</text:p>
        </draw:connector>
        <draw:connector draw:style-name="gr6" draw:text-style-name="P5" draw:layer="layout" svg:x1="4.233cm" svg:y1="15.523cm" svg:x2="18.768cm" svg:y2="15.558cm" svg:d="M4233 15523h7268v35h7267" svg:viewBox="0 0 14536 36">
          <text:p text:style-name="P2">Extract authorization code</text:p>
          <text:p text:style-name="P2">Hit Fb Server for access token</text:p>
        </draw:connector>
        <draw:connector draw:style-name="gr6" draw:text-style-name="P5" draw:layer="layout" svg:x1="18.415cm" svg:y1="18.098cm" svg:x2="3.775cm" svg:y2="18.098cm" svg:d="M18415 18098h-14640" svg:viewBox="0 0 14641 1">
          <text:p text:style-name="P2">Return access token</text:p>
        </draw:connector>
        <draw:connector draw:style-name="gr7" draw:text-style-name="P5" draw:layer="layout" svg:x1="4.022cm" svg:y1="18.733cm" svg:x2="4.048cm" svg:y2="21.193cm" draw:end-shape="id1" draw:end-glue-point="4" svg:d="M4022 18733v980h26v1480" svg:viewBox="0 0 27 2461">
          <text:p/>
        </draw:connector>
        <draw:custom-shape draw:style-name="gr8" draw:text-style-name="P2" xml:id="id1" draw:id="id1" draw:layer="layout" svg:width="4.826cm" svg:height="4.064cm" svg:x="1.635cm" svg:y="21.193cm">
          <text:p text:style-name="P2">Fb Login Logic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9" draw:text-style-name="P1" draw:layer="layout" svg:width="12.446cm" svg:height="3.806cm" svg:x="1.762cm" svg:y="1.131cm">
          <draw:text-box>
            <text:p>Fb Rails login logics</text:p>
            <text:p text:style-name="P2">User has many auth strat</text:p>
            <text:p text:style-name="P2">Auth strat belongs to user</text:p>
          </draw:text-box>
        </draw:frame>
        <draw:custom-shape draw:style-name="gr10" draw:text-style-name="P2" xml:id="id2" draw:id="id2" draw:layer="layout" svg:width="5.715cm" svg:height="2.54cm" svg:x="2.27cm" svg:y="4.048cm">
          <text:p text:style-name="P2">user_data, </text:p>
          <text:p text:style-name="P2">uid,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3" draw:id="id3" draw:layer="layout" svg:width="6.604cm" svg:height="3.556cm" svg:x="1.762cm" svg:y="10.017cm">
          <text:p text:style-name="P2">(uid, provider) </text:p>
          <text:p text:style-name="P2">fou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2" xml:id="id8" draw:id="id8" draw:layer="layout" svg:width="4.191cm" svg:height="3.048cm" svg:x="3.032cm" svg:y="20.304cm">
          <text:p text:style-name="P2">Login in</text:p>
          <text:p text:style-name="P2">Create ses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xml:id="id4" draw:id="id4" draw:layer="layout" svg:width="6.223cm" svg:height="3.937cm" svg:x="10.652cm" svg:y="7.477cm">
          <text:p text:style-name="P2">User with</text:p>
          <text:p text:style-name="P2"><text:s/>user_data.email </text:p>
          <text:p text:style-name="P2">fou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2" xml:id="id7" draw:id="id7" draw:layer="layout" svg:width="4.191cm" svg:height="3.302cm" svg:x="9.763cm" svg:y="20.177cm">
          <text:p text:style-name="P2">Add </text:p>
          <text:p text:style-name="P2">(uid, provider) </text:p>
          <text:p text:style-name="P2">Strategy to</text:p>
          <text:p text:style-name="P2"><text:s/>this us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6" draw:id="id6" draw:layer="layout" svg:width="4.096cm" svg:height="3.302cm" svg:x="15.954cm" svg:y="14.081cm">
          <text:p text:style-name="P2">Create user </text:p>
          <text:p text:style-name="P2">With this</text:p>
          <text:p text:style-name="P2"><text:s/>(uid, provider)</text:p>
          <text:p text:style-name="P2">strateg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5.127cm" svg:y1="6.588cm" svg:x2="5.064cm" svg:y2="10.017cm" draw:start-shape="id2" draw:start-glue-point="6" draw:end-shape="id3" draw:end-glue-point="4" svg:d="M5127 6588v1715h-63v1714" svg:viewBox="0 0 64 3430">
          <text:p/>
        </draw:connector>
        <draw:connector draw:style-name="gr6" draw:text-style-name="P5" draw:layer="layout" svg:x1="8.366cm" svg:y1="11.795cm" svg:x2="10.652cm" svg:y2="9.446cm" draw:start-shape="id3" draw:start-glue-point="7" draw:end-shape="id4" draw:end-glue-point="5" svg:d="M8366 11795h1143v-2349h1143" svg:viewBox="0 0 2287 2350">
          <text:p text:style-name="P2">No</text:p>
        </draw:connector>
        <draw:connector draw:style-name="gr6" draw:text-style-name="P5" draw:layer="layout" svg:x1="5.064cm" svg:y1="13.573cm" svg:x2="5.064cm" svg:y2="15.986cm" draw:start-shape="id3" draw:start-glue-point="6" draw:end-shape="id5" svg:d="M5064 13573v2413" svg:viewBox="0 0 1 2414">
          <text:p text:style-name="P2">Yes</text:p>
        </draw:connector>
        <draw:connector draw:style-name="gr6" draw:text-style-name="P5" draw:layer="layout" svg:x1="16.875cm" svg:y1="9.446cm" svg:x2="18.002cm" svg:y2="14.081cm" draw:start-shape="id4" draw:start-glue-point="7" draw:end-shape="id6" svg:d="M16875 9446h1127v4635" svg:viewBox="0 0 1128 4636">
          <text:p text:style-name="P2">no</text:p>
        </draw:connector>
        <draw:connector draw:style-name="gr7" draw:text-style-name="P5" draw:layer="layout" svg:x1="18.002cm" svg:y1="17.383cm" svg:x2="13.954cm" svg:y2="21.828cm" draw:start-shape="id6" draw:start-glue-point="6" draw:end-shape="id7" draw:end-glue-point="7" svg:d="M18002 17383v4445h-4048" svg:viewBox="0 0 4049 4446">
          <text:p/>
        </draw:connector>
        <draw:connector draw:style-name="gr7" draw:text-style-name="P5" draw:layer="layout" svg:x1="9.763cm" svg:y1="21.828cm" svg:x2="7.223cm" svg:y2="21.828cm" draw:start-shape="id7" draw:start-glue-point="5" draw:end-shape="id8" draw:end-glue-point="7" svg:d="M9763 21828h-2540" svg:viewBox="0 0 2541 1">
          <text:p/>
        </draw:connector>
        <draw:connector draw:style-name="gr6" draw:text-style-name="P5" draw:layer="layout" svg:x1="13.764cm" svg:y1="11.414cm" svg:x2="11.859cm" svg:y2="20.177cm" draw:start-shape="id4" draw:start-glue-point="6" draw:end-shape="id7" draw:end-glue-point="4" svg:d="M13764 11414v4382h-1905v4381" svg:viewBox="0 0 1906 8764">
          <text:p text:style-name="P2">yes</text:p>
        </draw:connector>
        <draw:custom-shape draw:style-name="gr16" draw:text-style-name="P2" xml:id="id5" draw:id="id5" draw:layer="layout" svg:width="3.556cm" svg:height="2.667cm" svg:x="3.286cm" svg:y="15.986cm">
          <text:p text:style-name="P2">Get the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5.064cm" svg:y1="18.653cm" svg:x2="5.127cm" svg:y2="20.304cm" draw:start-shape="id5" draw:start-glue-point="6" draw:end-shape="id8" svg:d="M5064 18653v826h63v825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22:51:35.227868780</meta:creation-date>
    <dc:date>2017-02-20T23:15:13.148832249</dc:date>
    <meta:editing-duration>PT2M33S</meta:editing-duration>
    <meta:editing-cycles>1</meta:editing-cycles>
    <meta:document-statistic meta:object-count="27"/>
    <meta:generator>LibreOffice/5.1.4.2$Linux_X86_64 LibreOffice_project/10m0$Build-2</meta:generator>
  </office:meta>
</office:document-meta>
</file>